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3.46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24">
      <style:text-properties fo:font-weight="bold" style:font-weight-asian="bold" style:font-weight-complex="bold"/>
    </style:style>
    <style:style style:name="ce5" style:family="table-cell" style:parent-style-name="Default" style:data-style-name="N124"/>
    <style:style style:name="ce6" style:family="table-cell" style:parent-style-name="Default" style:data-style-name="N10"/>
    <style:style style:name="ce7" style:family="table-cell" style:parent-style-name="Default" style:data-style-name="N1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eriod covered</text:p>
          </table:table-cell>
          <table:table-cell table:style-name="ce3" office:value-type="string" calcext:value-type="string">
            <text:p>2017-01-01 – 2018-10-12, including all planned income from OTF which was 95% do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HOWTO</text:p>
          </table:table-cell>
          <table:table-cell table:style-name="ce3" office:value-type="string" calcext:value-type="string">
            <text:p>ledger balance --exchange € income (commodity revaluations don’t change the total significantly…)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Individuals</text:p>
          </table:table-cell>
          <table:table-cell table:style-name="ce4" table:formula="of:=SUM([.B5:.B6])" office:value-type="currency" office:currency="EUR" office:value="184914.69" calcext:value-type="currency">
            <text:p>184,914.69 €</text:p>
          </table:table-cell>
          <table:table-cell table:formula="of:=[.B4]/[.B$23]" office:value-type="percentage" office:value="0.344707812313323" calcext:value-type="percentage">
            <text:p>34%</text:p>
          </table:table-cell>
          <table:table-cell/>
          <table:table-cell table:style-name="ce2" office:value-type="string" calcext:value-type="string">
            <text:p>Summary for gra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tions</text:p>
          </table:table-cell>
          <table:table-cell office:value-type="currency" office:currency="EUR" office:value="183642.34" calcext:value-type="currency">
            <text:p>183,642.34 €</text:p>
          </table:table-cell>
          <table:table-cell table:number-columns-repeated="2"/>
          <table:table-cell table:formula="of:=[.A4]&amp;&quot; (&quot;&amp;TEXT([.F5]*100;&quot;##&quot;)&amp;&quot;%)&quot;" office:value-type="string" office:string-value="Individuals (34%)" calcext:value-type="string">
            <text:p>Individuals (34%)</text:p>
          </table:table-cell>
          <table:table-cell table:style-name="ce7" table:formula="of:=[.C4]" office:value-type="percentage" office:value="0.344707812313323" calcext:value-type="percentage">
            <text:p>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currency" office:currency="EUR" office:value="1272.35" calcext:value-type="currency">
            <text:p>1,272.35 €</text:p>
          </table:table-cell>
          <table:table-cell table:style-name="Default"/>
          <table:table-cell/>
          <table:table-cell table:formula="of:=[.A15]&amp;&quot; (&quot;&amp;TEXT([.F6]*100;&quot;##&quot;)&amp;&quot;%)&quot;" office:value-type="string" office:string-value="Foundations &amp; NGOs (34%)" calcext:value-type="string">
            <text:p>Foundations &amp; NGOs (34%)</text:p>
          </table:table-cell>
          <table:table-cell table:style-name="ce7" table:formula="of:=[.C15]" office:value-type="percentage" office:value="0.340660249993415" calcext:value-type="percentage">
            <text:p>34%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A20]&amp;&quot; (&quot;&amp;TEXT([.F7]*100;&quot;##&quot;)&amp;&quot;%)&quot;" office:value-type="string" office:string-value="Related to US government (24%)" calcext:value-type="string">
            <text:p>Related to US government (24%)</text:p>
          </table:table-cell>
          <table:table-cell table:style-name="ce7" table:formula="of:=[.C20]" office:value-type="percentage" office:value="0.243369920971246" calcext:value-type="percentage">
            <text:p>24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ivate companies</text:p>
          </table:table-cell>
          <table:table-cell table:style-name="ce4" table:formula="of:=SUM([.B9:.B13])" office:value-type="currency" office:currency="EUR" office:value="38227.72" calcext:value-type="currency">
            <text:p>38,227.72 €</text:p>
          </table:table-cell>
          <table:table-cell table:formula="of:=[.B8]/[.B$23]" office:value-type="percentage" office:value="0.0712620167220153" calcext:value-type="percentage">
            <text:p>7%</text:p>
          </table:table-cell>
          <table:table-cell/>
          <table:table-cell table:formula="of:=[.A8]&amp;&quot; (&quot;&amp;TEXT([.F8]*100;&quot;##&quot;)&amp;&quot;%)&quot;" office:value-type="string" office:string-value="Private companies (7%)" calcext:value-type="string">
            <text:p>Private companies (7%)</text:p>
          </table:table-cell>
          <table:table-cell table:style-name="ce7" table:formula="of:=[.C8]" office:value-type="percentage" office:value="0.0712620167220153" calcext:value-type="percentage">
            <text:p>7%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eepOnion</text:p>
          </table:table-cell>
          <table:table-cell office:value-type="currency" office:currency="EUR" office:value="852.54" calcext:value-type="currency">
            <text:p>852.54 €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DuckDuckGo</text:p>
          </table:table-cell>
          <table:table-cell office:value-type="currency" office:currency="EUR" office:value="32623.73" calcext:value-type="currency">
            <text:p>32,623.73 €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office:value-type="string" calcext:value-type="string">
            <text:p>ExpressVPN</text:p>
          </table:table-cell>
          <table:table-cell office:value-type="currency" office:currency="EUR" office:value="856.7" calcext:value-type="currency">
            <text:p>856.70 €</text:p>
          </table:table-cell>
          <table:table-cell table:number-columns-repeated="2"/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2P</text:p>
          </table:table-cell>
          <table:table-cell office:value-type="currency" office:currency="EUR" office:value="553.6" calcext:value-type="currency">
            <text:p>553.60 €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or</text:p>
          </table:table-cell>
          <table:table-cell office:value-type="currency" office:currency="EUR" office:value="3341.15" calcext:value-type="currency">
            <text:p>3,341.15 €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Foundations &amp; NGOs</text:p>
          </table:table-cell>
          <table:table-cell table:style-name="ce4" table:formula="of:=SUM([.B16:.B18])" office:value-type="currency" office:currency="EUR" office:value="182743.42" calcext:value-type="currency">
            <text:p>182,743.42 €</text:p>
          </table:table-cell>
          <table:table-cell table:formula="of:=[.B15]/[.B$23]" office:value-type="percentage" office:value="0.340660249993415" calcext:value-type="percentage">
            <text:p>3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ush</text:p>
          </table:table-cell>
          <table:table-cell office:value-type="currency" office:currency="EUR" office:value="11000" calcext:value-type="currency">
            <text:p>11,000.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U</text:p>
          </table:table-cell>
          <table:table-cell office:value-type="currency" office:currency="EUR" office:value="402.65" calcext:value-type="currency">
            <text:p>402.65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shake</text:p>
          </table:table-cell>
          <table:table-cell office:value-type="currency" office:currency="EUR" office:value="171340.77" calcext:value-type="currency">
            <text:p>171,340.77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Related to US government</text:p>
          </table:table-cell>
          <table:table-cell table:style-name="ce4" table:formula="of:=SUM([.B21])" office:value-type="currency" office:currency="EUR" office:value="130553.1" calcext:value-type="currency">
            <text:p>130,553.10 €</text:p>
          </table:table-cell>
          <table:table-cell table:formula="of:=[.B20]/[.B$23]" office:value-type="percentage" office:value="0.243369920971246" calcext:value-type="percentage">
            <text:p>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F</text:p>
          </table:table-cell>
          <table:table-cell office:value-type="currency" office:currency="EUR" office:value="130553.1" calcext:value-type="currency">
            <text:p>130,553.1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[.B4]+[.B8]+[.B15]+[.B20]" office:value-type="currency" office:currency="EUR" office:value="536438.93" calcext:value-type="currency">
            <text:p>536,438.93 €</text:p>
          </table:table-cell>
          <table:table-cell table:formula="of:=[.B23]/[.B$23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sum</text:p>
          </table:table-cell>
          <table:table-cell office:value-type="currency" office:currency="EUR" office:value="536438.93" calcext:value-type="currency">
            <text:p>536,438.93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4]-[.B23]" office:value-type="currency" office:currency="EUR" office:value="0" calcext:value-type="currency">
            <text:p>0.00 €</text:p>
          </table:table-cell>
          <table:table-cell table:style-name="Default"/>
          <table:table-cell table:number-columns-repeated="5"/>
        </table:table-row>
      </table:table>
      <table:table table:name="Graph" table:style-name="ta1">
        <table:shapes>
          <draw:frame draw:z-index="0" draw:style-name="gr1" draw:text-style-name="P1" svg:width="414.43pt" svg:height="185.33pt" svg:x="0.79pt" svg:y="1.5pt">
            <loext:p draw:notify-on-update-of-ranges="Data.E5:Data.E8 Data.F5:Data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 table:number-rows-repeated="16">
          <table:table-cell/>
        </table:table-row>
        <table:table-row table:style-name="ro1">
          <table:table-cell office:value-type="string" calcext:value-type="string">
            <text:p>Take a screenshot at 12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17:44:31.633605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7:30:47.137132579</meta:creation-date>
    <dc:date>2018-10-12T21:51:09.734797354</dc:date>
    <meta:editing-duration>PT1H29M3S</meta:editing-duration>
    <meta:editing-cycles>45</meta:editing-cycles>
    <meta:generator>LibreOffice/5.2.7.2$Linux_X86_64 LibreOffice_project/20m0$Build-2</meta:generator>
    <meta:document-statistic meta:table-count="2" meta:cell-count="5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Sans'" style:font-style-name="Book" fo:font-size="10pt" style:font-size-asian="10pt" style:font-size-complex="10pt"/>
    </style:style>
    <style:style style:name="ch3" style:family="chart">
      <style:chart-properties chart:include-hidden-cells="false" chart:angle-offset="314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 chart:pie-offset="10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21cm" svg:height="6.539cm" xlink:href=".." xlink:type="simple" chart:class="chart:circle" chart:style-name="ch1">
        <chart:legend svg:x="6.506cm" svg:y="1.783cm" style:legend-expansion="custom" chartooo:width="7.675cm" chartooo:height="2.886cm" style:legend-expansion-aspect-ratio="2.65939015939016" chart:style-name="ch2"/>
        <chart:plot-area chart:style-name="ch3" table:cell-range-address="Data.E5:Data.F8" chart:data-source-has-labels="column" svg:x="0.959cm" svg:y="0.678cm" svg:width="5.344cm" svg:height="5.116cm">
          <chartooo:coordinate-region svg:x="0.959cm" svg:y="0.695cm" svg:width="5.099cm" svg:height="5.099cm"/>
          <chart:axis chart:dimension="x" chart:name="primary-x" chart:style-name="ch4" chartooo:axis-type="auto">
            <chartooo:date-scale/>
            <chart:categories table:cell-range-address="Data.E5:Data.E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5:Data.F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Individuals (34%)</text:p>
                <draw:g>
                  <svg:desc>Data.E5:Data.E8</svg:desc>
                </draw:g>
              </table:table-cell>
              <table:table-cell office:value-type="float" office:value="0.344707812313323">
                <text:p>0.344707812313323</text:p>
                <draw:g>
                  <svg:desc>Data.F5:Data.F8</svg:desc>
                </draw:g>
              </table:table-cell>
            </table:table-row>
            <table:table-row>
              <table:table-cell office:value-type="string">
                <text:p>Foundations &amp; NGOs (34%)</text:p>
              </table:table-cell>
              <table:table-cell office:value-type="float" office:value="0.340660249993415">
                <text:p>0.340660249993415</text:p>
              </table:table-cell>
            </table:table-row>
            <table:table-row>
              <table:table-cell office:value-type="string">
                <text:p>Related to US government (24%)</text:p>
              </table:table-cell>
              <table:table-cell office:value-type="float" office:value="0.243369920971246">
                <text:p>0.243369920971246</text:p>
              </table:table-cell>
            </table:table-row>
            <table:table-row>
              <table:table-cell office:value-type="string">
                <text:p>Private companies (7%)</text:p>
              </table:table-cell>
              <table:table-cell office:value-type="float" office:value="0.0712620167220153">
                <text:p>0.0712620167220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